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  <style:text-properties fo:font-size="36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10" style:family="paragraph">
      <style:paragraph-properties fo:margin-left="0cm" fo:margin-right="0cm" fo:margin-top="0cm" fo:margin-bottom="0cm" fo:text-align="start" fo:text-indent="0cm" style:text-autospace="none"/>
      <style:text-properties fo:font-size="2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style:font-name="Segoe UI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2" style:font-size-asian="32pt" style:font-style-asian="normal" style:font-weight-asian="bold" style:font-name-complex="Segoe UI2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color="#000000" style:font-name="Segoe UI" fo:font-size="38pt" fo:text-shadow="none" fo:font-weight="bold" style:font-name-asian="Segoe UI2" style:font-size-asian="38pt" style:font-weight-asian="bold" style:font-name-complex="Segoe UI2" style:font-size-complex="38pt" style:font-weight-complex="bold"/>
    </style:style>
    <style:style style:name="T6" style:family="text">
      <style:text-properties fo:color="#000000" style:font-name="Segoe UI" fo:font-size="35pt" fo:text-shadow="none" fo:font-weight="bold" style:font-name-asian="Segoe UI2" style:font-size-asian="35pt" style:font-weight-asian="bold" style:font-name-complex="Segoe UI2" style:font-size-complex="35pt" style:font-weight-complex="bold"/>
    </style:style>
    <style:style style:name="T7" style:family="text">
      <style:text-properties fo:color="#ffffff" style:font-name="Segoe UI" fo:font-size="32pt" fo:text-shadow="1pt 1pt" style:font-name-asian="Segoe UI2" style:font-size-asian="32pt" style:font-name-complex="Segoe UI2" style:font-size-complex="32pt"/>
    </style:style>
    <style:style style:name="T8" style:family="text">
      <style:text-properties fo:color="#000000" style:font-name="Segoe UI Semibold" fo:font-size="20pt" fo:text-shadow="none" style:font-name-asian="Segoe UI2" style:font-size-asian="20pt" style:font-name-complex="Segoe UI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633</text:span></text:p>
            <text:p text:style-name="P1"><text:span text:style-name="T2">“</text:span><text:span text:style-name="T2">At the Lamb's High Feast We S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4cm" svg:height="8.701cm" svg:x="1.341cm" svg:y="0.551cm">
          <draw:text-box>
            <text:p text:style-name="P4"><text:span text:style-name="T3">1. </text:span><text:span text:style-name="T4">At the Lamb’s high feast we sing</text:span><text:span text:style-name="T4"><text:line-break/></text:span><text:span text:style-name="T4">Praise to our victorious King,</text:span><text:span text:style-name="T4"><text:line-break/></text:span><text:span text:style-name="T4">Who has washed us in the tide</text:span><text:span text:style-name="T4"><text:line-break/></text:span><text:span text:style-name="T4">Flowing from His piercèd side.</text:span></text:p>
            <text:p text:style-name="P4"><text:span text:style-name="T4">Alleluia! <text:s text:c="3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4cm" svg:height="8.895cm" svg:x="1.27cm" svg:y="0.508cm">
          <draw:text-box>
            <text:p text:style-name="P4"><text:span text:style-name="T3">2. </text:span><text:span text:style-name="T4">Praise we Him, whose love divine</text:span><text:span text:style-name="T4"><text:line-break/></text:span><text:span text:style-name="T4">Gives His sacred blood for wine,</text:span><text:span text:style-name="T4"><text:line-break/></text:span><text:span text:style-name="T4">Gives His body for the feast—</text:span><text:span text:style-name="T4"><text:line-break/></text:span><text:span text:style-name="T5">Christ the victim, Christ the priest. Alleluia! <text:s text:c="31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4cm" svg:height="8.701cm" svg:x="1.27cm" svg:y="0.508cm">
          <draw:text-box>
            <text:p text:style-name="P4"><text:span text:style-name="T3">3. </text:span><text:span text:style-name="T4">Where the paschal blood is poured,</text:span><text:span text:style-name="T4"><text:line-break/></text:span><text:span text:style-name="T4">Death’s dread angel sheathes the sword;</text:span><text:span text:style-name="T4"><text:line-break/></text:span><text:span text:style-name="T4">Israel’s hosts triumphant go</text:span><text:span text:style-name="T4"><text:line-break/></text:span><text:span text:style-name="T4">Through the wave that drowns the foe.</text:span></text:p>
            <text:p text:style-name="P6"><text:span text:style-name="T4"><text:s text:c="9"/></text:span><text:span text:style-name="T4">Alleluia! <text:s text:c="16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5" draw:layer="layout" svg:width="25.654cm" svg:height="8.701cm" svg:x="1.27cm" svg:y="0.508cm">
          <draw:text-box>
            <text:p text:style-name="P4"><text:span text:style-name="T3">4. </text:span><text:span text:style-name="T4">Praise we Christ, whose blood was </text:span><text:span text:style-name="T6">shed,</text:span><text:span text:style-name="T4"><text:line-break/></text:span><text:span text:style-name="T4">Paschal victim, paschal bread;</text:span><text:span text:style-name="T4"><text:line-break/></text:span><text:span text:style-name="T4">With sincerity and love</text:span><text:span text:style-name="T4"><text:line-break/></text:span><text:span text:style-name="T4">Eat we manna from above.</text:span><text:span text:style-name="T4"><text:line-break/></text:span><text:span text:style-name="T4">Alleluia! <text:s text:c="2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5" draw:layer="layout" svg:width="25.4cm" svg:height="8.701cm" svg:x="1.27cm" svg:y="0.508cm">
          <draw:text-box>
            <text:p text:style-name="P4"><text:span text:style-name="T3">5. </text:span><text:span text:style-name="T4">Mighty Victim from the sky,</text:span><text:span text:style-name="T4"><text:line-break/></text:span><text:span text:style-name="T4">Hell’s fierce pow’rs beneath You lie;</text:span><text:span text:style-name="T4"><text:line-break/></text:span><text:span text:style-name="T4">You have conquered in the fight,</text:span><text:span text:style-name="T4"><text:line-break/></text:span><text:span text:style-name="T4">You have brought us life and light.</text:span></text:p>
            <text:p text:style-name="P4"><text:span text:style-name="T4">Alleluia <text:s text:c="36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5" draw:layer="layout" svg:width="25.4cm" svg:height="8.701cm" svg:x="1.27cm" svg:y="0.508cm">
          <draw:text-box>
            <text:p text:style-name="P4"><text:span text:style-name="T3">6.</text:span><text:span text:style-name="T3"><text:tab/></text:span><text:span text:style-name="T4">Now no more can death appall,</text:span><text:span text:style-name="T4"><text:line-break/></text:span><text:span text:style-name="T4">Now no more the grave enthrall;</text:span><text:span text:style-name="T4"><text:line-break/></text:span><text:span text:style-name="T4">You have opened paradise,</text:span><text:span text:style-name="T4"><text:line-break/></text:span><text:span text:style-name="T4">And Your saints in You shall rise.</text:span><text:span text:style-name="T4"><text:line-break/></text:span><text:span text:style-name="T4">Alleluia! <text:s text:c="30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7" draw:layer="layout" svg:width="25.4cm" svg:height="8.701cm" svg:x="1.27cm" svg:y="0.508cm">
          <draw:text-box>
            <text:p text:style-name="P4"><text:span text:style-name="T3">7.</text:span><text:span text:style-name="T3"><text:tab/></text:span><text:span text:style-name="T4">Easter triumph, Easter joy!</text:span><text:span text:style-name="T4"><text:line-break/></text:span><text:span text:style-name="T4">This alone can sin destroy;</text:span><text:span text:style-name="T4"><text:line-break/></text:span><text:span text:style-name="T4">From sin’s pow’r, Lord, set us free,</text:span><text:span text:style-name="T4"><text:line-break/></text:span><text:span text:style-name="T4">Newborn souls in You to be.</text:span><text:span text:style-name="T4"><text:line-break/></text:span><text:span text:style-name="T4">Alleluia! <text:s text:c="23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6" draw:text-style-name="P11" draw:layer="layout" svg:width="25.4cm" svg:height="12.084cm" svg:x="1.27cm" svg:y="0.508cm">
          <draw:text-box>
            <text:p text:style-name="P9"><text:span text:style-name="T3">8. </text:span><text:span text:style-name="T4">Father, who the crown shall give,</text:span><text:span text:style-name="T4"><text:line-break/></text:span><text:span text:style-name="T4">Savior, by whose death we live,</text:span><text:span text:style-name="T4"><text:line-break/></text:span><text:span text:style-name="T4">Spirit, guide through all our days:</text:span><text:span text:style-name="T4"><text:line-break/></text:span><text:span text:style-name="T4">Three in One, Your name we praise.</text:span><text:span text:style-name="T4"><text:line-break/></text:span><text:span text:style-name="T4">Alleluia! <text:s text:c="36"/></text:span><text:span text:style-name="T7"><text:line-break/></text:span><text:span text:style-name="T7"/></text:p>
            <text:p text:style-name="P10"><text:span text:style-name="T8"/></text:p>
            <text:p text:style-name="P10"><text:span text:style-name="T8"><text:s text:c="12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22:15:48.299000000</meta:creation-date>
    <dc:title>Hymn template</dc:title>
    <meta:editing-duration>PT2H11M48S</meta:editing-duration>
    <meta:editing-cycles>12</meta:editing-cycles>
    <meta:generator>LibreOffice/6.1.5.2$Windows_X86_64 LibreOffice_project/90f8dcf33c87b3705e78202e3df5142b201bd805</meta:generator>
    <meta:initial-creator>Arthur Hoch</meta:initial-creator>
    <dc:date>2019-04-27T10:50:02.208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3-30T22:15:48.002000000"/>
  </office:meta>
</office:document-meta>
</file>